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2"/>
        <table:table-column table:style-name="co5" table:number-columns-repeated="8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TOT</text:p>
          </table:table-cell>
        </table:table-row>
        <table:table-row table:style-name="ro1">
          <table:table-cell office:value-type="float" office:value="475959" calcext:value-type="float">
            <text:p>475959</text:p>
          </table:table-cell>
          <table:table-cell office:value-type="string" calcext:value-type="string">
            <text:p>Amerini</text:p>
          </table:table-cell>
          <table:table-cell office:value-type="string" calcext:value-type="string">
            <text:p>Alessand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:.K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table:formula="of:=SUM([.M2:.T2])*32/40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462091" calcext:value-type="float">
            <text:p>462091</text:p>
          </table:table-cell>
          <table:table-cell office:value-type="string" calcext:value-type="string">
            <text:p>Antonelli</text:p>
          </table:table-cell>
          <table:table-cell office:value-type="string" calcext:value-type="string">
            <text:p>Federic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3:.K3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" table:formula="of:=SUM([.M3:.T3])*32/40"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474295" calcext:value-type="float">
            <text:p>474295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Veroni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SUM([.D4:.K4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" table:formula="of:=SUM([.M4:.T4])*32/40"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483968" calcext:value-type="float">
            <text:p>483968</text:p>
          </table:table-cell>
          <table:table-cell office:value-type="string" calcext:value-type="string">
            <text:p>Bartolomeo</text:p>
          </table:table-cell>
          <table:table-cell office:value-type="string" calcext:value-type="string">
            <text:p>Frances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5:.K5]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5:.T5])*32/40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475038" calcext:value-type="float">
            <text:p>475038</text:p>
          </table:table-cell>
          <table:table-cell office:value-type="string" calcext:value-type="string">
            <text:p>Caddeo</text:p>
          </table:table-cell>
          <table:table-cell office:value-type="string" calcext:value-type="string">
            <text:p>Patrizi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6:.K6])" office:value-type="float" office:value="30" calcext:value-type="float">
            <text:p>3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table:formula="of:=SUM([.M6:.T6])*32/40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1744" calcext:value-type="float">
            <text:p>461744</text:p>
          </table:table-cell>
          <table:table-cell office:value-type="string" calcext:value-type="string">
            <text:p>Caffarelli</text:p>
          </table:table-cell>
          <table:table-cell office:value-type="string" calcext:value-type="string">
            <text:p>S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SUM([.D7:.K7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7:.T7])*32/40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471993" calcext:value-type="float">
            <text:p>471993</text:p>
          </table:table-cell>
          <table:table-cell office:value-type="string" calcext:value-type="string">
            <text:p>Camerini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8:.K8]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SUM([.M8:.T8])*32/40"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495761" calcext:value-type="float">
            <text:p>495761</text:p>
          </table:table-cell>
          <table:table-cell office:value-type="string" calcext:value-type="string">
            <text:p>Cianfaroni</text:p>
          </table:table-cell>
          <table:table-cell office:value-type="string" calcext:value-type="string">
            <text:p>Nico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D9:.K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" table:formula="of:=SUM([.M9:.T9])*32/4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0291" calcext:value-type="float">
            <text:p>490291</text:p>
          </table:table-cell>
          <table:table-cell office:value-type="string" calcext:value-type="string">
            <text:p>Ciccone</text:p>
          </table:table-cell>
          <table:table-cell office:value-type="string" calcext:value-type="string">
            <text:p>Giul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10:.K10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10:.T10])*32/40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477678" calcext:value-type="float">
            <text:p>477678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Beatri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1:.K11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11:.T11])*32/4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30800" calcext:value-type="float">
            <text:p>430800</text:p>
          </table:table-cell>
          <table:table-cell office:value-type="string" calcext:value-type="string">
            <text:p>Cossu</text:p>
          </table:table-cell>
          <table:table-cell office:value-type="string" calcext:value-type="string">
            <text:p>Alessia Giul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2:.K12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12:.T12])*32/4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1758" calcext:value-type="float">
            <text:p>491758</text:p>
          </table:table-cell>
          <table:table-cell office:value-type="string" calcext:value-type="string">
            <text:p>Cricchi</text:p>
          </table:table-cell>
          <table:table-cell office:value-type="string" calcext:value-type="string">
            <text:p>S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3:.K13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table:formula="of:=SUM([.M13:.T13])*32/4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629" calcext:value-type="float">
            <text:p>471629</text:p>
          </table:table-cell>
          <table:table-cell office:value-type="string" calcext:value-type="string">
            <text:p>De Francisci</text:p>
          </table:table-cell>
          <table:table-cell office:value-type="string" calcext:value-type="string">
            <text:p>Silv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14:.K14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formula="of:=SUM([.M14:.T14])*32/40"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474294" calcext:value-type="float">
            <text:p>474294</text:p>
          </table:table-cell>
          <table:table-cell office:value-type="string" calcext:value-type="string">
            <text:p>Delchiaro</text:p>
          </table:table-cell>
          <table:table-cell office:value-type="string" calcext:value-type="string">
            <text:p>Claud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formula="of:=SUM([.D15:.K15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15:.T15])*32/40"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512499" calcext:value-type="float">
            <text:p>512499</text:p>
          </table:table-cell>
          <table:table-cell office:value-type="string" calcext:value-type="string">
            <text:p>Di Sante</text:p>
          </table:table-cell>
          <table:table-cell office:value-type="string" calcext:value-type="string">
            <text:p>Fabi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16:.K16])"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formula="of:=SUM([.M16:.T16])*32/40"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484482" calcext:value-type="float">
            <text:p>484482</text:p>
          </table:table-cell>
          <table:table-cell office:value-type="string" calcext:value-type="string">
            <text:p>Fabrizi</text:p>
          </table:table-cell>
          <table:table-cell office:value-type="string" calcext:value-type="string">
            <text:p>Ma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17:.K17]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17:.T17])*32/40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461459" calcext:value-type="float">
            <text:p>461459</text:p>
          </table:table-cell>
          <table:table-cell office:value-type="string" calcext:value-type="string">
            <text:p>Ferrante</text:p>
          </table:table-cell>
          <table:table-cell office:value-type="string" calcext:value-type="string">
            <text:p>Miche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18:.K18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18:.T18])*32/4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62095" calcext:value-type="float">
            <text:p>462095</text:p>
          </table:table-cell>
          <table:table-cell office:value-type="string" calcext:value-type="string">
            <text:p>Graziano</text:p>
          </table:table-cell>
          <table:table-cell office:value-type="string" calcext:value-type="string">
            <text:p>Maria Tere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19:.K19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" table:formula="of:=SUM([.M19:.T19])*32/40"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202989" calcext:value-type="float">
            <text:p>202989</text:p>
          </table:table-cell>
          <table:table-cell office:value-type="string" calcext:value-type="string">
            <text:p>Gubbiotti</text:p>
          </table:table-cell>
          <table:table-cell office:value-type="string" calcext:value-type="string">
            <text:p>Annali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D20:.K20])"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table:formula="of:=SUM([.M20:.T20])*32/4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838" calcext:value-type="float">
            <text:p>416838</text:p>
          </table:table-cell>
          <table:table-cell office:value-type="string" calcext:value-type="string">
            <text:p>Loprevite</text:p>
          </table:table-cell>
          <table:table-cell office:value-type="string" calcext:value-type="string">
            <text:p>Emanue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1:.K21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21:.T21])*32/40"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442054" calcext:value-type="float">
            <text:p>442054</text:p>
          </table:table-cell>
          <table:table-cell office:value-type="string" calcext:value-type="string">
            <text:p>Marinelli</text:p>
          </table:table-cell>
          <table:table-cell office:value-type="string" calcext:value-type="string">
            <text:p>Robert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2:.K22]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22:.T22])*32/40"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417102" calcext:value-type="float">
            <text:p>417102</text:p>
          </table:table-cell>
          <table:table-cell office:value-type="string" calcext:value-type="string">
            <text:p>Mecozzi</text:p>
          </table:table-cell>
          <table:table-cell office:value-type="string" calcext:value-type="string">
            <text:p>Giovann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3:.K23]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23:.T23])*32/40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277" calcext:value-type="float">
            <text:p>409277</text:p>
          </table:table-cell>
          <table:table-cell office:value-type="string" calcext:value-type="string">
            <text:p>Migliarini</text:p>
          </table:table-cell>
          <table:table-cell office:value-type="string" calcext:value-type="string">
            <text:p>David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24:.K24])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24:.T24])*32/40"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474778" calcext:value-type="float">
            <text:p>474778</text:p>
          </table:table-cell>
          <table:table-cell office:value-type="string" calcext:value-type="string">
            <text:p>Parisi</text:p>
          </table:table-cell>
          <table:table-cell office:value-type="string" calcext:value-type="string">
            <text:p>Daniel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5:.K25])"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formula="of:=SUM([.M25:.T25])*32/40"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471373" calcext:value-type="float">
            <text:p>471373</text:p>
          </table:table-cell>
          <table:table-cell office:value-type="string" calcext:value-type="string">
            <text:p>Parsi</text:p>
          </table:table-cell>
          <table:table-cell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26:.K26])"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" table:formula="of:=SUM([.M26:.T26])*32/40"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476940" calcext:value-type="float">
            <text:p>476940</text:p>
          </table:table-cell>
          <table:table-cell office:value-type="string" calcext:value-type="string">
            <text:p>Pasquitini</text:p>
          </table:table-cell>
          <table:table-cell office:value-type="string" calcext:value-type="string">
            <text:p>Matt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27:.K2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" table:formula="of:=SUM([.M27:.T27])*32/4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3226" calcext:value-type="float">
            <text:p>443226</text:p>
          </table:table-cell>
          <table:table-cell office:value-type="string" calcext:value-type="string">
            <text:p>Pedica</text:p>
          </table:table-cell>
          <table:table-cell office:value-type="string" calcext:value-type="string">
            <text:p>Melis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28:.K28]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28:.T28])*32/40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string" calcext:value-type="string">
            <text:p>Pennucci</text:p>
          </table:table-cell>
          <table:table-cell office:value-type="string" calcext:value-type="string">
            <text:p>Nicol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29:.K29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" table:formula="of:=SUM([.M29:.T29])*32/40"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260521" calcext:value-type="float">
            <text:p>260521</text:p>
          </table:table-cell>
          <table:table-cell office:value-type="string" calcext:value-type="string">
            <text:p>Pietrazzini</text:p>
          </table:table-cell>
          <table:table-cell office:value-type="string" calcext:value-type="string">
            <text:p>Giuseppe Gianclaud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30:.K3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2" table:formula="of:=SUM([.M30:.T30])*32/40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284" calcext:value-type="float">
            <text:p>486284</text:p>
          </table:table-cell>
          <table:table-cell office:value-type="string" calcext:value-type="string">
            <text:p>Prevete</text:p>
          </table:table-cell>
          <table:table-cell office:value-type="string" calcext:value-type="string">
            <text:p>Valer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D31:.K31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" table:formula="of:=SUM([.M31:.T31])*32/4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1995" calcext:value-type="float">
            <text:p>471995</text:p>
          </table:table-cell>
          <table:table-cell office:value-type="string" calcext:value-type="string">
            <text:p>Quadraccia</text:p>
          </table:table-cell>
          <table:table-cell office:value-type="string" calcext:value-type="string">
            <text:p>S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D32:.K32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SUM([.M32:.T32])*32/40" office:value-type="float" office:value="8" calcext:value-type="float">
            <text:p>8</text:p>
          </table:table-cell>
        </table:table-row>
        <table:table-row table:style-name="ro1">
          <table:table-cell office:value-type="float" office:value="471372" calcext:value-type="float">
            <text:p>471372</text:p>
          </table:table-cell>
          <table:table-cell office:value-type="string" calcext:value-type="string">
            <text:p>Quadraccia</text:p>
          </table:table-cell>
          <table:table-cell office:value-type="string" calcext:value-type="string">
            <text:p>Silv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3:.K33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" table:formula="of:=SUM([.M33:.T33])*32/4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6283" calcext:value-type="float">
            <text:p>486283</text:p>
          </table:table-cell>
          <table:table-cell office:value-type="string" calcext:value-type="string">
            <text:p>Rampogna</text:p>
          </table:table-cell>
          <table:table-cell office:value-type="string" calcext:value-type="string">
            <text:p>Aless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34:.K34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formula="of:=SUM([.M34:.T34])*32/40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489587" calcext:value-type="float">
            <text:p>489587</text:p>
          </table:table-cell>
          <table:table-cell office:value-type="string" calcext:value-type="string">
            <text:p>Renzi</text:p>
          </table:table-cell>
          <table:table-cell office:value-type="string" calcext:value-type="string">
            <text:p>Bru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35:.K35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table:formula="of:=SUM([.M35:.T35])*32/4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351" calcext:value-type="float">
            <text:p>407351</text:p>
          </table:table-cell>
          <table:table-cell office:value-type="string" calcext:value-type="string">
            <text:p>Ricciardi</text:p>
          </table:table-cell>
          <table:table-cell office:value-type="string" calcext:value-type="string">
            <text:p>Chia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36:.K36])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table:formula="of:=SUM([.M36:.T36])*32/40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240" calcext:value-type="float">
            <text:p>460240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Sa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7:.K37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37:.T37])*32/4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7678" calcext:value-type="float">
            <text:p>347678</text:p>
          </table:table-cell>
          <table:table-cell office:value-type="string" calcext:value-type="string">
            <text:p>Secci</text:p>
          </table:table-cell>
          <table:table-cell office:value-type="string" calcext:value-type="string">
            <text:p>Andrea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38:.K38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38:.T38])*32/40"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474156" calcext:value-type="float">
            <text:p>474156</text:p>
          </table:table-cell>
          <table:table-cell office:value-type="string" calcext:value-type="string">
            <text:p>Sellarione</text:p>
          </table:table-cell>
          <table:table-cell office:value-type="string" calcext:value-type="string">
            <text:p>Frances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39:.K39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39:.T39])*32/4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83972" calcext:value-type="float">
            <text:p>483972</text:p>
          </table:table-cell>
          <table:table-cell office:value-type="string" calcext:value-type="string">
            <text:p>Serpente</text:p>
          </table:table-cell>
          <table:table-cell office:value-type="string" calcext:value-type="string">
            <text:p>Stefa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D40:.K40]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  <table:table-cell table:style-name="ce2" table:formula="of:=SUM([.M40:.T40])*32/40"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484485" calcext:value-type="float">
            <text:p>484485</text:p>
          </table:table-cell>
          <table:table-cell office:value-type="string" calcext:value-type="string">
            <text:p>Signorini</text:p>
          </table:table-cell>
          <table:table-cell office:value-type="string" calcext:value-type="string">
            <text:p>Edoardo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41:.K41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table:formula="of:=SUM([.M41:.T41])*32/40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486892" calcext:value-type="float">
            <text:p>486892</text:p>
          </table:table-cell>
          <table:table-cell office:value-type="string" calcext:value-type="string">
            <text:p>Spadafora</text:p>
          </table:table-cell>
          <table:table-cell office:value-type="string" calcext:value-type="string">
            <text:p>C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42:.K42]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style-name="ce2" table:formula="of:=SUM([.M42:.T42])*32/40"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475956" calcext:value-type="float">
            <text:p>475956</text:p>
          </table:table-cell>
          <table:table-cell office:value-type="string" calcext:value-type="string">
            <text:p>Stefani</text:p>
          </table:table-cell>
          <table:table-cell office:value-type="string" calcext:value-type="string">
            <text:p>Silv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D43:.K43])"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43:.T43])*32/40"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418319" calcext:value-type="float">
            <text:p>418319</text:p>
          </table:table-cell>
          <table:table-cell office:value-type="string" calcext:value-type="string">
            <text:p>Tallarida</text:p>
          </table:table-cell>
          <table:table-cell office:value-type="string" calcext:value-type="string">
            <text:p>Danie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44:.K44]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" table:formula="of:=SUM([.M44:.T44])*32/4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62096" calcext:value-type="float">
            <text:p>462096</text:p>
          </table:table-cell>
          <table:table-cell office:value-type="string" calcext:value-type="string">
            <text:p>Valletti</text:p>
          </table:table-cell>
          <table:table-cell office:value-type="string" calcext:value-type="string">
            <text:p>Frances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SUM([.D45:.K45])"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" table:formula="of:=SUM([.M45:.T45])*32/40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Chiapponi</text:p>
          </table:table-cell>
          <table:table-cell office:value-type="string" calcext:value-type="string">
            <text:p>Veronic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6:.K46])" office:value-type="float" office:value="15" calcext:value-type="float">
            <text:p>15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514103" calcext:value-type="float">
            <text:p>514103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Pasqu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47:.K47])" office:value-type="float" office:value="19" calcext:value-type="float">
            <text:p>19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29071" calcext:value-type="float">
            <text:p>429071</text:p>
          </table:table-cell>
          <table:table-cell office:value-type="string" calcext:value-type="string">
            <text:p>De Roberto</text:p>
          </table:table-cell>
          <table:table-cell office:value-type="string" calcext:value-type="string">
            <text:p>Dav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48:.K48])" office:value-type="float" office:value="4" calcext:value-type="float">
            <text:p>4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89622" calcext:value-type="float">
            <text:p>489622</text:p>
          </table:table-cell>
          <table:table-cell office:value-type="string" calcext:value-type="string">
            <text:p>Di Sotto</text:p>
          </table:table-cell>
          <table:table-cell office:value-type="string" calcext:value-type="string">
            <text:p>Chi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D49:.K49])" office:value-type="float" office:value="15" calcext:value-type="float">
            <text:p>15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512526" calcext:value-type="float">
            <text:p>512526</text:p>
          </table:table-cell>
          <table:table-cell office:value-type="string" calcext:value-type="string">
            <text:p>Falcone</text:p>
          </table:table-cell>
          <table:table-cell office:value-type="string" calcext:value-type="string">
            <text:p>Gaudenz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50:.K50])" office:value-type="float" office:value="26" calcext:value-type="float">
            <text:p>26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71994" calcext:value-type="float">
            <text:p>471994</text:p>
          </table:table-cell>
          <table:table-cell office:value-type="string" calcext:value-type="string">
            <text:p>Marvulli</text:p>
          </table:table-cell>
          <table:table-cell office:value-type="string" calcext:value-type="string">
            <text:p>Dami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D51:.K51])" office:value-type="float" office:value="17" calcext:value-type="float">
            <text:p>17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83960" calcext:value-type="float">
            <text:p>483960</text:p>
          </table:table-cell>
          <table:table-cell office:value-type="string" calcext:value-type="string">
            <text:p>Melello</text:p>
          </table:table-cell>
          <table:table-cell office:value-type="string" calcext:value-type="string">
            <text:p>Chia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2:.K52])" office:value-type="float" office:value="8" calcext:value-type="float">
            <text:p>8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70270" calcext:value-type="float">
            <text:p>470270</text:p>
          </table:table-cell>
          <table:table-cell office:value-type="string" calcext:value-type="string">
            <text:p>Orlandi</text:p>
          </table:table-cell>
          <table:table-cell office:value-type="string" calcext:value-type="string">
            <text:p>Rebec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53:.K53])" office:value-type="float" office:value="15" calcext:value-type="float">
            <text:p>15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43490" calcext:value-type="float">
            <text:p>443490</text:p>
          </table:table-cell>
          <table:table-cell office:value-type="string" calcext:value-type="string">
            <text:p>Pasquali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54:.K54])" office:value-type="float" office:value="14" calcext:value-type="float">
            <text:p>14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89623" calcext:value-type="float">
            <text:p>489623</text:p>
          </table:table-cell>
          <table:table-cell office:value-type="string" calcext:value-type="string">
            <text:p>Pelagalli</text:p>
          </table:table-cell>
          <table:table-cell office:value-type="string" calcext:value-type="string">
            <text:p>Lu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5:.K55])" office:value-type="float" office:value="13" calcext:value-type="float">
            <text:p>13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515097" calcext:value-type="float">
            <text:p>515097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Antoni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56:.K56])" office:value-type="float" office:value="9" calcext:value-type="float">
            <text:p>9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62106" calcext:value-type="float">
            <text:p>462106</text:p>
          </table:table-cell>
          <table:table-cell office:value-type="string" calcext:value-type="string">
            <text:p>Santorsola</text:p>
          </table:table-cell>
          <table:table-cell office:value-type="string" calcext:value-type="string">
            <text:p>Chia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D57:.K57])" office:value-type="float" office:value="24" calcext:value-type="float">
            <text:p>24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office:value-type="float" office:value="426992" calcext:value-type="float">
            <text:p>426992</text:p>
          </table:table-cell>
          <table:table-cell office:value-type="string" calcext:value-type="string">
            <text:p>Tofoni</text:p>
          </table:table-cell>
          <table:table-cell office:value-type="string" calcext:value-type="string">
            <text:p>Sarah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58:.K58])" office:value-type="float" office:value="14" calcext:value-type="float">
            <text:p>14</text:p>
          </table:table-cell>
          <table:table-cell table:number-columns-repeated="8"/>
          <table:table-cell table:style-name="ce2" office:value-type="string" calcext:value-type="string">
            <text:p>ASS</text:p>
          </table:table-cell>
        </table:table-row>
        <table:table-row table:style-name="ro1">
          <table:table-cell table:number-columns-repeated="11"/>
          <table:table-cell table:formula="of:=AVERAGE([.L2:.L58])" office:value-type="float" office:value="20.4210526315789" calcext:value-type="float">
            <text:p>20,4210526315789</text:p>
          </table:table-cell>
          <table:table-cell table:number-columns-repeated="9"/>
        </table:table-row>
        <table:table-row table:style-name="ro1" table:number-rows-repeated="104851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2:Sheet1.U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2:12:33.78495518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53:41.064821186</meta:creation-date>
    <dc:date>2016-12-24T12:37:21.032334325</dc:date>
    <meta:editing-duration>PT2H20M3S</meta:editing-duration>
    <meta:editing-cycles>36</meta:editing-cycles>
    <meta:generator>LibreOffice/5.2.2.2$Linux_X86_64 LibreOffice_project/20m0$Build-2</meta:generator>
    <meta:document-statistic meta:table-count="1" meta:cell-count="995" meta:object-count="0"/>
  </office:meta>
</office:document-meta>
</file>